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945c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0.3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Predeterminado-notes">
      <style:graphic-properties draw:fill-color="#ffffff" fo:min-height="11.429cm"/>
      <style:paragraph-properties style:writing-mode="lr-tb"/>
    </style:style>
    <style:style style:name="pr4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2.01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2.22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abffe5" fo:font-size="48pt" style:font-name-asian="Times New Roman" style:font-size-asian="48pt" style:font-name-complex="Times New Roman" style:font-size-complex="48pt"/>
    </style:style>
    <style:style style:name="T3" style:family="text">
      <style:text-properties fo:color="#abffe5" fo:font-size="48pt" fo:font-weight="bold" style:font-name-asian="Times New Roman" style:font-size-asian="48pt" style:font-weight-asian="bold" style:font-name-complex="Times New Roman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abffe5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Give Us Clean Hands" draw:style-name="dp1" draw:master-page-name="Predeterminado" presentation:presentation-page-layout-name="AL1T0">
        <draw:frame presentation:style-name="pr1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1">Give Us Clean Hands</text:span></text:p>
              </text:list-header>
            </text:list>
          </draw:text-box>
        </draw:frame>
        <draw:frame presentation:style-name="pr2" draw:text-style-name="P2" draw:layer="layout" svg:width="22.86cm" svg:height="10.584cm" svg:x="1.058cm" svg:y="6.138cm" presentation:class="subtitle" presentation:user-transformed="true">
          <draw:text-box>
            <text:list text:style-name="L2">
              <text:list-header>
                <text:p text:style-name="P3"><text:span text:style-name="T2">We bow our hearts,</text:span></text:p>
                <text:p text:style-name="P3"><text:span text:style-name="T2">We bend our knees</text:span></text:p>
                <text:p text:style-name="P3"><text:span text:style-name="T2">Oh Spirit come</text:span></text:p>
                <text:p text:style-name="P3"><text:span text:style-name="T2">make us humbl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Predeterminado" presentation:presentation-page-layout-name="AL1T0">
        <draw:frame presentation:style-name="pr4" draw:text-style-name="P2" draw:layer="layout" svg:width="22.013cm" svg:height="12.276cm" svg:x="1.481cm" svg:y="3.387cm" presentation:class="subtitle" presentation:user-transformed="true">
          <draw:text-box>
            <text:list text:style-name="L2">
              <text:list-header>
                <text:p text:style-name="P3"><text:span text:style-name="T3">We turn our eyes</text:span></text:p>
                <text:p text:style-name="P3"><text:span text:style-name="T3">from evil things</text:span></text:p>
                <text:p text:style-name="P3"><text:span text:style-name="T3">Oh Lord we cast</text:span></text:p>
                <text:p text:style-name="P3"><text:span text:style-name="T3">down our idol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5" draw:text-style-name="P2" draw:layer="layout" svg:width="22.437cm" svg:height="12.488cm" svg:x="1.269cm" svg:y="3.175cm" presentation:class="subtitle" presentation:user-transformed="true">
          <draw:text-box>
            <text:list text:style-name="L2">
              <text:list-header>
                <text:p text:style-name="P3"><text:span text:style-name="T3">Give us clean hands,</text:span></text:p>
                <text:p text:style-name="P3"><text:span text:style-name="T3">give us pure hearts</text:span></text:p>
                <text:p text:style-name="P3"><text:span text:style-name="T3">Let us not lift our</text:span></text:p>
                <text:p text:style-name="P3"><text:span text:style-name="T3">souls to anothe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5" draw:text-style-name="P2" draw:layer="layout" svg:width="22.437cm" svg:height="12.488cm" svg:x="1.269cm" svg:y="3.175cm" presentation:class="subtitle" presentation:user-transformed="true">
          <draw:text-box>
            <text:list text:style-name="L2">
              <text:list-header>
                <text:p text:style-name="P3"><text:span text:style-name="T3">Give us clean hands,</text:span></text:p>
                <text:p text:style-name="P3"><text:span text:style-name="T3">give us pure hearts</text:span></text:p>
                <text:p text:style-name="P3"><text:span text:style-name="T3">Let us not lift our</text:span></text:p>
                <text:p text:style-name="P3"><text:span text:style-name="T3">souls to anothe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5" draw:text-style-name="P2" draw:layer="layout" svg:width="21.802cm" svg:height="12.488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3">Oh God let us be</text:span></text:p>
                <text:p text:style-name="P3"><text:span text:style-name="T3">a generation that seeks, </text:span></text:p>
                <text:p text:style-name="P3"><text:span text:style-name="T3">That seeks Your face</text:span></text:p>
                <text:p text:style-name="P3"><text:span text:style-name="T3">Oh God of Jacob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5" draw:text-style-name="P2" draw:layer="layout" svg:width="21.802cm" svg:height="12.488cm" svg:x="1.905cm" svg:y="3.387cm" presentation:class="subtitle" presentation:user-transformed="true">
          <draw:text-box>
            <text:list text:style-name="L2">
              <text:list-header>
                <text:p text:style-name="P3"><text:span text:style-name="T3">Oh God let us be</text:span></text:p>
                <text:p text:style-name="P3"><text:span text:style-name="T3">a generation that seeks, </text:span></text:p>
                <text:p text:style-name="P3"><text:span text:style-name="T3">That seeks Your face</text:span></text:p>
                <text:p text:style-name="P3"><text:span text:style-name="T3">Oh God of Jacob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axial" draw:start-color="#00945c" draw:end-color="#001d12" draw:start-intensity="100%" draw:end-intensity="100%" draw:angle="22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00945c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945c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Be Glorified</dc:title>
    <meta:initial-creator>Scott Wardlaw</meta:initial-creator>
    <meta:creation-date>2001-12-04T04:03:26.671000000</meta:creation-date>
    <dc:creator>Scott Wardlaw</dc:creator>
    <dc:date>2001-12-07T00:26:08.421000000</dc:date>
    <meta:editing-cycles>4</meta:editing-cycles>
    <meta:editing-duration>PT26M32S</meta:editing-duration>
    <meta:document-statistic meta:object-count="36"/>
    <meta:generator>LibreOffice/6.4.1.2$Linux_x86 LibreOffice_project/40$Build-2</meta:generator>
  </office:meta>
</office:document-meta>
</file>